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7528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864d49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1a79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1a79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81a795"/>
    </style:style>
    <style:style style:name="P7" style:family="paragraph" style:parent-style-name="Standard">
      <style:text-properties style:text-line-through-style="solid" style:text-line-through-type="singl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solid" style:text-line-through-type="singl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solid" style:text-line-through-type="singl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solid" style:text-line-through-type="single" style:font-name="DejaVu Sans Condensed" fo:font-size="12pt" officeooo:rsid="008104ca" officeooo:paragraph-rsid="008104ca" style:font-size-asian="12pt" style:font-size-complex="12pt"/>
    </style:style>
    <style:style style:name="P11" style:family="paragraph" style:parent-style-name="Standard">
      <style:text-properties style:text-line-through-style="solid" style:text-line-through-type="single" style:font-name="DejaVu Sans Condensed" fo:font-size="12pt" officeooo:rsid="00864d49" officeooo:paragraph-rsid="00864d49" style:font-size-asian="12pt" style:font-size-complex="12pt"/>
    </style:style>
    <style:style style:name="P12" style:family="paragraph" style:parent-style-name="Standard">
      <style:text-properties style:text-line-through-style="solid" style:text-line-through-type="single" style:font-name="DejaVu Sans Condensed" fo:font-size="12pt" officeooo:rsid="00764346" officeooo:paragraph-rsid="00764346" style:font-size-asian="12pt" style:font-size-complex="12pt"/>
    </style:style>
    <style:style style:name="P13" style:family="paragraph" style:parent-style-name="Standard">
      <style:text-properties style:text-line-through-style="solid" style:text-line-through-type="single" officeooo:paragraph-rsid="006bea74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6dcf7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bold" officeooo:rsid="009196ed" officeooo:paragraph-rsid="009196ed" style:font-size-asian="12pt" style:font-weight-asian="bold" style:font-size-complex="12pt" style:font-weight-complex="bold"/>
    </style:style>
    <style:style style:name="P18" style:family="paragraph" style:parent-style-name="Standard" style:list-style-name="L11">
      <style:text-properties style:text-line-through-style="none" style:text-line-through-type="none" style:font-name="DejaVu Sans Condensed" fo:font-size="12pt" fo:font-weight="normal" officeooo:rsid="00644126" officeooo:paragraph-rsid="009196ed" style:font-size-asian="12pt" style:font-weight-asian="normal" style:font-size-complex="12pt" style:font-weight-complex="normal"/>
    </style:style>
    <style:style style:name="P19" style:family="paragraph" style:parent-style-name="Standard" style:list-style-name="L13">
      <style:text-properties style:text-line-through-style="none" style:text-line-through-type="none" style:font-name="DejaVu Sans Condensed" fo:font-size="12pt" fo:font-weight="normal" officeooo:rsid="00644126" officeooo:paragraph-rsid="009196ed" style:font-size-asian="12pt" style:font-weight-asian="normal" style:font-size-complex="12pt" style:font-weight-complex="normal"/>
    </style:style>
    <style:style style:name="P20" style:family="paragraph" style:parent-style-name="Standard" style:list-style-name="L12">
      <style:text-properties style:text-line-through-style="none" style:text-line-through-type="none" style:font-name="DejaVu Sans Condensed" fo:font-size="12pt" fo:font-weight="normal" officeooo:rsid="0070b375" officeooo:paragraph-rsid="009196e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a4062" officeooo:paragraph-rsid="008a4062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8a4062" officeooo:paragraph-rsid="008a406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line-through-style="none" style:text-line-through-type="none" style:font-name="DejaVu Sans Condensed" fo:font-size="12pt" fo:font-weight="normal" officeooo:rsid="008a4062" officeooo:paragraph-rsid="008a406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text-line-through-style="none" style:text-line-through-type="none" style:font-name="DejaVu Sans Condensed" fo:font-size="12pt" fo:font-weight="normal" officeooo:rsid="008a4062" officeooo:paragraph-rsid="009196ed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8a4062" officeooo:paragraph-rsid="009196ed" style:font-size-asian="12pt" style:font-weight-asian="normal" style:font-size-complex="12pt" style:font-weight-complex="normal"/>
    </style:style>
    <style:style style:name="P26" style:family="paragraph" style:parent-style-name="Standard" style:list-style-name="L11">
      <style:text-properties style:text-line-through-style="none" style:text-line-through-type="none" style:font-name="DejaVu Sans Condensed" fo:font-size="12pt" fo:font-weight="normal" officeooo:rsid="008a4062" officeooo:paragraph-rsid="009196ed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64f194" officeooo:paragraph-rsid="009196e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9196ed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b5afb" officeooo:paragraph-rsid="008b5afb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8b5afb" officeooo:paragraph-rsid="009196ed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9196ed" officeooo:paragraph-rsid="009196ed" style:font-size-asian="12pt" style:font-weight-asian="normal" style:font-size-complex="12pt" style:font-weight-complex="normal"/>
    </style:style>
    <style:style style:name="P33" style:family="paragraph" style:parent-style-name="Standard" style:list-style-name="L15">
      <style:text-properties style:text-line-through-style="none" style:text-line-through-type="none" style:font-name="DejaVu Sans Condensed" fo:font-size="12pt" fo:font-weight="normal" officeooo:rsid="0092a42d" officeooo:paragraph-rsid="0092a42d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officeooo:paragraph-rsid="009196ed"/>
    </style:style>
    <style:style style:name="P35" style:family="paragraph" style:parent-style-name="Standard">
      <style:text-properties style:text-line-through-style="solid" style:text-line-through-type="single" style:font-name="DejaVu Sans Condensed" fo:font-size="12pt" officeooo:rsid="00764346" officeooo:paragraph-rsid="00764346" style:font-size-asian="12pt" style:font-size-complex="12pt"/>
    </style:style>
    <style:style style:name="P36" style:family="paragraph" style:parent-style-name="Standard" style:list-style-name="L11">
      <style:text-properties officeooo:paragraph-rsid="009196ed"/>
    </style:style>
    <style:style style:name="P37" style:family="paragraph" style:parent-style-name="Standard" style:list-style-name="L13">
      <style:text-properties officeooo:paragraph-rsid="009196ed"/>
    </style:style>
    <style:style style:name="P38" style:family="paragraph" style:parent-style-name="Standard" style:list-style-name="L16">
      <style:text-properties officeooo:paragraph-rsid="009196ed"/>
    </style:style>
    <style:style style:name="P39" style:family="paragraph" style:parent-style-name="Standard" style:list-style-name="L17">
      <style:text-properties officeooo:paragraph-rsid="009196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ac2a" style:font-weight-asian="bold" style:font-weight-complex="bold"/>
    </style:style>
    <style:style style:name="T3" style:family="text">
      <style:text-properties fo:font-weight="bold" officeooo:rsid="0068dcbe" style:font-weight-asian="bold" style:font-weight-complex="bold"/>
    </style:style>
    <style:style style:name="T4" style:family="text">
      <style:text-properties fo:font-weight="bold" officeooo:rsid="006ec81c" style:font-weight-asian="bold" style:font-weight-complex="bold"/>
    </style:style>
    <style:style style:name="T5" style:family="text">
      <style:text-properties fo:font-weight="bold" officeooo:rsid="008a4062" style:font-weight-asian="bold" style:font-weight-complex="bold"/>
    </style:style>
    <style:style style:name="T6" style:family="text">
      <style:text-properties fo:font-weight="bold" officeooo:rsid="009196ed" style:font-weight-asian="bold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44126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68dcb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804b95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80559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8a406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9196e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44126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8dcbe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804b9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80559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8a4062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8bad4d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8c2ebd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8f42f7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9196ed" style:font-size-asian="12pt" style:font-weight-asian="normal" style:font-size-complex="12pt" style:font-weight-complex="normal"/>
    </style:style>
    <style:style style:name="T28" style:family="text">
      <style:text-properties officeooo:rsid="00667e51"/>
    </style:style>
    <style:style style:name="T29" style:family="text">
      <style:text-properties officeooo:rsid="008455ea"/>
    </style:style>
    <style:style style:name="T30" style:family="text">
      <style:text-properties officeooo:rsid="006ec81c"/>
    </style:style>
    <style:style style:name="T31" style:family="text">
      <style:text-properties officeooo:rsid="0073ae12"/>
    </style:style>
    <style:style style:name="T32" style:family="text">
      <style:text-properties officeooo:rsid="0080559f"/>
    </style:style>
    <style:style style:name="T33" style:family="text">
      <style:text-properties officeooo:rsid="0035db3e"/>
    </style:style>
    <style:style style:name="T34" style:family="text">
      <style:text-properties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77de3f" style:font-size-asian="12pt" style:font-weight-asian="bold" style:font-size-complex="12pt" style:font-weight-complex="bold"/>
    </style:style>
    <style:style style:name="T37" style:family="text">
      <style:text-properties officeooo:rsid="008f42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">1<text:span text:style-name="T33">xx</text:span> - Controls</text:p>
          </table:table-cell>
          <table:table-cell table:style-name="Table2.A1" office:value-type="string">
            <text:p text:style-name="P5">2xx - Ground</text:p>
          </table:table-cell>
          <table:table-cell table:style-name="Table2.A1" office:value-type="string">
            <text:p text:style-name="P5">3xx - Flight</text:p>
          </table:table-cell>
          <table:table-cell table:style-name="Table2.D1" office:value-type="string">
            <text:p text:style-name="P5">4xx - A2A</text:p>
          </table:table-cell>
          <table:table-cell table:style-name="Table2.E1" office:value-type="string">
            <text:p text:style-name="P5">5xx - A2G</text:p>
          </table:table-cell>
          <table:table-cell table:style-name="Table2.F1" office:value-type="string">
            <text:p text:style-name="P5">6xx - Misc</text:p>
          </table:table-cell>
        </table:table-row>
      </table:table>
      <text:p text:style-name="P6"><text:span text:style-name="T9">5</text:span><text:span text:style-name="T10">0</text:span><text:span text:style-name="T17">8</text:span><text:span text:style-name="T11"> - </text:span><text:span text:style-name="T12">A/G </text:span><text:span text:style-name="T13">- </text:span><text:span text:style-name="T14">AGM-114</text:span><text:span text:style-name="T17">L</text:span><text:span text:style-name="T14"> Hellfire</text:span></text:p>
      <text:p text:style-name="P3"/>
      <text:p text:style-name="P2">Fence In:</text:p>
      <text:list text:style-name="L1">
        <text:list-item>
          <text:p text:style-name="P14">Master Arm ... ARM</text:p>
        </text:list-item>
        <text:list-item>
          <text:p text:style-name="P15">TSD ... ATK phase</text:p>
        </text:list-item>
        <text:list-item>
          <text:p text:style-name="P16">Laser ... Armed (<text:span text:style-name="T31">CPG </text:span><text:span text:style-name="T29">WPN page -&gt; CHAN -&gt; UTIL -&gt; LASER</text:span>)</text:p>
        </text:list-item>
      </text:list>
      <text:p text:style-name="P3"/>
      <text:p text:style-name="P13"><text:span text:style-name="T34">Tested ranges from 50 ft AGL hover</text:span><text:span text:style-name="T35"> -- </text:span><text:span text:style-name="T36">Min</text:span><text:span text:style-name="T35"> laser range is </text:span><text:span text:style-name="T36">500 m, max is </text:span><text:span text:style-name="T35">9.999 k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Mode</text:p>
          </table:table-cell>
          <table:table-cell table:style-name="Table1.A1" office:value-type="string">
            <text:p text:style-name="P7">Min</text:p>
          </table:table-cell>
          <table:table-cell table:style-name="Table1.C1" office:value-type="string">
            <text:p text:style-name="P7">Max</text:p>
          </table:table-cell>
        </table:table-row>
        <table:table-row table:style-name="Table1.1">
          <table:table-cell table:style-name="Table1.A2" office:value-type="string">
            <text:p text:style-name="P8">LOAL</text:p>
          </table:table-cell>
          <table:table-cell table:style-name="Table1.A2" office:value-type="string">
            <text:p text:style-name="P10">??</text:p>
          </table:table-cell>
          <table:table-cell table:style-name="Table1.C2" office:value-type="string">
            <text:p text:style-name="P10">??</text:p>
          </table:table-cell>
        </table:table-row>
        <table:table-row table:style-name="Table1.1">
          <table:table-cell table:style-name="Table1.A2" office:value-type="string">
            <text:p text:style-name="P9">LOBL</text:p>
          </table:table-cell>
          <table:table-cell table:style-name="Table1.A2" office:value-type="string">
            <text:p text:style-name="P11">750 m</text:p>
          </table:table-cell>
          <table:table-cell table:style-name="Table1.C2" office:value-type="string">
            <text:p text:style-name="P11">9.3 km</text:p>
          </table:table-cell>
        </table:table-row>
      </table:table>
      <text:p text:style-name="P12"/>
      <text:p text:style-name="P29"><text:span text:style-name="T3">AGM-114</text:span><text:span text:style-name="T5">L</text:span><text:span text:style-name="T3"> Hellfire II </text:span><text:span text:style-name="T5">active radar</text:span><text:span text:style-name="T6"> setup and general info</text:span></text:p>
      <text:list text:style-name="L2">
        <text:list-item>
          <text:p text:style-name="P34"><text:span text:style-name="T17">Radar </text:span><text:span text:style-name="T15">Hellfire </text:span><text:span text:style-name="T17">modes</text:span><text:span text:style-name="T21"> -- There are </text:span><text:span text:style-name="T17">2 modes</text:span><text:span text:style-name="T26">, which the missile determines for itself</text:span><text:span text:style-name="T21">:</text:span></text:p>
          <text:list>
            <text:list-item>
              <text:p text:style-name="P34"><text:span text:style-name="T15">LOBL</text:span><text:span text:style-name="T24"> -- </text:span><text:span text:style-name="T23">If the target is </text:span><text:span text:style-name="T17">closer than 2500 m or is moving</text:span><text:span text:style-name="T24">.</text:span></text:p>
            </text:list-item>
            <text:list-item>
              <text:p text:style-name="P34"><text:span text:style-name="T15">LOAL</text:span><text:span text:style-name="T24"> -- </text:span><text:span text:style-name="T23">If the target is </text:span><text:span text:style-name="T17">farther than 2500 m and is stationary</text:span><text:span text:style-name="T24">.</text:span></text:p>
            </text:list-item>
            <text:list-item>
              <text:p text:style-name="P34"><text:span text:style-name="T25">(</text:span><text:span text:style-name="T23">You can use </text:span><text:span text:style-name="T17">LOBL INHIBIT</text:span><text:span text:style-name="T23"> </text:span><text:span text:style-name="T26">on WPN page </text:span><text:span text:style-name="T23">to force </text:span><text:span text:style-name="T17">LOAL</text:span><text:span text:style-name="T23"> mode.</text:span><text:span text:style-name="T25">)</text:span></text:p>
            </text:list-item>
          </text:list>
        </text:list-item>
      </text:list>
      <text:list xml:id="list2589200132" text:style-name="L11">
        <text:list-item>
          <text:p text:style-name="P18">Set up options on <text:span text:style-name="T1">WPN</text:span> page (<text:span text:style-name="T2">WPN</text:span><text:span text:style-name="T1"> OSB</text:span>):</text:p>
          <text:list>
            <text:list-item>
              <text:p text:style-name="P36"><text:span text:style-name="T7">TYPE</text:span><text:span text:style-name="T19"> (</text:span><text:span text:style-name="T7">R1 OSB</text:span><text:span text:style-name="T19">)</text:span><text:span text:style-name="T20"> ... </text:span><text:span text:style-name="T16">RF</text:span><text:span text:style-name="T22"> for radar-guided Hellfires</text:span></text:p>
            </text:list-item>
            <text:list-item>
              <text:p text:style-name="P36"><text:span text:style-name="T7">MODE</text:span><text:span text:style-name="T19"> (</text:span><text:span text:style-name="T7">R2 OSB</text:span><text:span text:style-name="T19">)</text:span><text:span text:style-name="T20"> ... </text:span><text:span text:style-name="T8">NORM</text:span><text:span text:style-name="T20"> for n</text:span><text:span text:style-name="T19">ormal missile sequencing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20">MAN is for manual using missile step button</text:p>
                </text:list-item>
              </text:list>
            </text:list-item>
          </text:list>
        </text:list-item>
      </text:list>
      <text:list xml:id="list122151922780834" text:continue-list="list2589200132" text:style-name="L11">
        <text:list-item>
          <text:list>
            <text:list-item>
              <text:p text:style-name="P18"><text:span text:style-name="T1">LRFD</text:span> (<text:span text:style-name="T1">R5 OSB</text:span>)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19"><text:span text:style-name="T1">FIRST</text:span> ... Selects first laser rangefinder reflection for ranging.</text:p>
                </text:list-item>
                <text:list-item>
                  <text:p text:style-name="P37"><text:span text:style-name="T7">LAST</text:span><text:span text:style-name="T19"> ... Selects last laser rangefinder reflection for ranging.</text:span></text:p>
                </text:list-item>
              </text:list>
            </text:list-item>
          </text:list>
        </text:list-item>
      </text:list>
      <text:list xml:id="list122152284295603" text:continue-list="list122151922780834" text:style-name="L11">
        <text:list-item>
          <text:list>
            <text:list-item>
              <text:p text:style-name="P26"><text:span text:style-name="T1">LOBL INHIBIT</text:span> ... If boxed, forces LOAL mode, missile radar will not go active until launched.</text:p>
            </text:list-item>
            <text:list-item>
              <text:p text:style-name="P26">2ND TARGET INHIBIT ... TBD, used with FCR.</text:p>
            </text:list-item>
          </text:list>
        </text:list-item>
      </text:list>
      <text:p text:style-name="P12"/>
      <text:p text:style-name="P1"><text:span text:style-name="T6">Engaging targets using TADS</text:span></text:p>
      <text:list xml:id="list164190268" text:style-name="L3">
        <text:list-item>
          <text:p text:style-name="P27"><text:span text:style-name="T1">Designate target</text:span> with TADS and <text:span text:style-name="T1">begin lasing</text:span> (diagonal lines appear in the <text:span text:style-name="T32">TADS </text:span>crosshairs).</text:p>
        </text:list-item>
        <text:list-item>
          <text:p text:style-name="P21">Continue lasing until "<text:span text:style-name="T1">TARGET DATA?</text:span>" on TADS disappears (3-4 seconds).</text:p>
        </text:list-item>
      </text:list>
      <text:list text:style-name="L6">
        <text:list-item>
          <text:list>
            <text:list-item>
              <text:p text:style-name="P22">After "TARGET DATA?" disappears, the target is designated to that missile. <text:s/>If you want to select a different target, you must de-select (de-action/de-WAS) the Hellfires, then re-select them.</text:p>
            </text:list-item>
          </text:list>
        </text:list-item>
      </text:list>
      <text:list xml:id="list122152424344368" text:continue-list="list164190268" text:style-name="L3">
        <text:list-item>
          <text:p text:style-name="P30">The <text:span text:style-name="T1">missile constraints box</text:span> will be <text:span text:style-name="T1">small</text:span> for a <text:span text:style-name="T1">LOAL</text:span> shot, <text:span text:style-name="T1">large</text:span> for a <text:span text:style-name="T1">LOBL</text:span> shot.</text:p>
        </text:list-item>
        <text:list-item>
          <text:p text:style-name="P21">When the missile constraints box is <text:span text:style-name="T1">solid</text:span>, p<text:span text:style-name="T28">ress</text:span><text:span text:style-name="T37"> and hold</text:span><text:span text:style-name="T28"> </text:span><text:span text:style-name="T4">Trigger</text:span><text:span text:style-name="T30"> </text:span><text:span text:style-name="T28">to fire</text:span><text:span text:style-name="T30">.</text:span></text:p>
        </text:list-item>
      </text:list>
      <text:p text:style-name="P23"/>
      <text:p text:style-name="P17">PLT engage targets using FCR</text:p>
      <text:list xml:id="list1711129559" text:style-name="L7">
        <text:list-item>
          <text:p text:style-name="P32">Select <text:span text:style-name="T1">FCR</text:span> as <text:span text:style-name="T1">Sight</text:span> with <text:span text:style-name="T1">Coll. Middle Hat left</text:span>.</text:p>
        </text:list-item>
      </text:list>
      <text:list text:style-name="L16">
        <text:list-item>
          <text:list>
            <text:list-item>
              <text:p text:style-name="P38"><text:span text:style-name="T27">Recommended to set </text:span><text:span text:style-name="T18">ACQ</text:span><text:span text:style-name="T27"> source to FXD, otherwise the radar may point in unintended direction.</text:span></text:p>
            </text:list-item>
          </text:list>
        </text:list-item>
      </text:list>
      <text:list xml:id="list122152609244474" text:continue-list="list1711129559" text:style-name="L7">
        <text:list-item>
          <text:p text:style-name="P32">Select <text:span text:style-name="T1">RF Hellfire</text:span> as weapon with <text:span text:style-name="T1">Gray Reset Hat left</text:span>.</text:p>
        </text:list-item>
      </text:list>
      <text:list text:style-name="L17">
        <text:list-item>
          <text:list>
            <text:list-item>
              <text:p text:style-name="P39"><text:span text:style-name="T18">FCR</text:span><text:span text:style-name="T27"> must be the active </text:span><text:span text:style-name="T18">Sight</text:span><text:span text:style-name="T27"> in order to select RF Hellfire, otherwise it'll select SAL Hellfire.</text:span></text:p>
            </text:list-item>
          </text:list>
        </text:list-item>
      </text:list>
      <text:list xml:id="list122152604660153" text:continue-list="list122152609244474" text:style-name="L7">
        <text:list-item>
          <text:p text:style-name="P32">Scan for targets with Coll. Trim Hat forward for single scan or back for continuous scan.</text:p>
        </text:list-item>
        <text:list-item>
          <text:p text:style-name="P32">When targets are detected, system should automatically designate one as the Next-To-Shoot (yellow diamond), or you can manually designate with TDC ministick and press.</text:p>
        </text:list-item>
        <text:list-item>
          <text:p text:style-name="P31">The <text:span text:style-name="T1">missile constraints box</text:span> will be <text:span text:style-name="T1">small</text:span> for a <text:span text:style-name="T1">LOAL</text:span> shot, <text:span text:style-name="T1">large</text:span> for a <text:span text:style-name="T1">LOBL</text:span> shot.</text:p>
        </text:list-item>
        <text:list-item>
          <text:p text:style-name="P25">When the missile constraints box is <text:span text:style-name="T1">solid</text:span>, p<text:span text:style-name="T28">ress</text:span><text:span text:style-name="T37"> and hold</text:span><text:span text:style-name="T28"> </text:span><text:span text:style-name="T4">Trigger</text:span><text:span text:style-name="T30"> </text:span><text:span text:style-name="T28">to fire</text:span><text:span text:style-name="T30">.</text:span></text:p>
        </text:list-item>
      </text:list>
      <text:p text:style-name="P24"/>
      <text:p text:style-name="P17">CPG engage targets using FCR</text:p>
      <text:list text:style-name="L15">
        <text:list-item>
          <text:p text:style-name="P33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1T12:21:50.702000000</dc:date>
    <meta:editing-duration>P2DT8H6M44S</meta:editing-duration>
    <meta:editing-cycles>102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52" meta:word-count="460" meta:character-count="2420" meta:non-whitespace-character-count="2041"/>
  </office:meta>
</office:document-meta>
</file>